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>
    <style:style style:name="HeaderStyle" style:family="table-cell" style:display-name="HeaderStyle">
      <style:text-properties fo:font-weight="bold"/>
      <style:table-cell-properties fo:background-color="#CCCCCC"/>
    </style:style>
    <style:style style:name="Section_light" style:family="table-cell" style:display-name="Section_light">
      <style:text-properties fo:font-weight="bold"/>
      <style:table-cell-properties fo:background-color="#FFE4B5"/>
    </style:style>
    <style:style style:name="Section_medium" style:family="table-cell" style:display-name="Section_medium">
      <style:text-properties fo:font-weight="bold"/>
      <style:table-cell-properties fo:background-color="#98FB98"/>
    </style:style>
    <style:style style:name="Section_env" style:family="table-cell" style:display-name="Section_env">
      <style:text-properties fo:font-weight="bold"/>
      <style:table-cell-properties fo:background-color="#ADD8E6"/>
    </style:style>
    <style:style style:name="Section_history" style:family="table-cell" style:display-name="Section_history">
      <style:text-properties fo:font-weight="bold"/>
      <style:table-cell-properties fo:background-color="#DDA0DD"/>
    </style:style>
    <style:style style:name="Section_response" style:family="table-cell" style:display-name="Section_response">
      <style:text-properties fo:font-weight="bold"/>
      <style:table-cell-properties fo:background-color="#FFFACD"/>
    </style:style>
    <style:style style:name="Section_other" style:family="table-cell" style:display-name="Section_other">
      <style:text-properties fo:font-weight="bold"/>
      <style:table-cell-properties fo:background-color="#E0E0E0"/>
    </style:style>
    <style:style style:name="ColWidth" style:family="table-column" style:display-name="ColWidth">
      <style:table-column-properties style:column-width="2.5cm"/>
    </style:style>
  </office:automatic-styles>
  <office:body>
    <office:spreadsheet>
      <table:table table:name="Experiment Log"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column table:style-name="ColWidth"/>
        <table:table-row>
          <table:table-cell table:style-name="Section_other">
            <text:p>Experiment ID</text:p>
          </table:table-cell>
          <table:table-cell table:style-name="Section_other">
            <text:p>Date</text:p>
          </table:table-cell>
          <table:table-cell table:style-name="Section_other">
            <text:p>Time</text:p>
          </table:table-cell>
          <table:table-cell table:style-name="Section_light">
            <text:p>LIGHT: Color</text:p>
          </table:table-cell>
          <table:table-cell table:style-name="Section_light">
            <text:p>LIGHT: Pattern</text:p>
          </table:table-cell>
          <table:table-cell table:style-name="Section_light">
            <text:p>LIGHT: Duration (min)</text:p>
          </table:table-cell>
          <table:table-cell table:style-name="Section_medium">
            <text:p>MEDIUM: Color</text:p>
          </table:table-cell>
          <table:table-cell table:style-name="Section_medium">
            <text:p>MEDIUM: Turbidity</text:p>
          </table:table-cell>
          <table:table-cell table:style-name="Section_medium">
            <text:p>MEDIUM: Aggregation</text:p>
          </table:table-cell>
          <table:table-cell table:style-name="Section_medium">
            <text:p>MEDIUM: pH</text:p>
          </table:table-cell>
          <table:table-cell table:style-name="Section_medium">
            <text:p>MEDIUM: Density</text:p>
          </table:table-cell>
          <table:table-cell table:style-name="Section_medium">
            <text:p>MEDIUM: Activity</text:p>
          </table:table-cell>
          <table:table-cell table:style-name="Section_env">
            <text:p>ENV: Temperature (°C)</text:p>
          </table:table-cell>
          <table:table-cell table:style-name="Section_env">
            <text:p>ENV: Humidity (%)</text:p>
          </table:table-cell>
          <table:table-cell table:style-name="Section_env">
            <text:p>ENV: Pressure (hPa)</text:p>
          </table:table-cell>
          <table:table-cell table:style-name="Section_history">
            <text:p>HISTORY: Prior Light (min)</text:p>
          </table:table-cell>
          <table:table-cell table:style-name="Section_history">
            <text:p>HISTORY: Prior Dark (min)</text:p>
          </table:table-cell>
          <table:table-cell table:style-name="Section_response">
            <text:p>Response Type</text:p>
          </table:table-cell>
          <table:table-cell table:style-name="Section_response">
            <text:p>Response Strength</text:p>
          </table:table-cell>
          <table:table-cell table:style-name="Section_response">
            <text:p>Response Time (sec)</text:p>
          </table:table-cell>
          <table:table-cell table:style-name="Section_other">
            <text:p>Observations</text:p>
          </table:table-cell>
          <table:table-cell table:style-name="Section_other">
            <text:p>Microscope</text:p>
          </table:table-cell>
          <table:table-cell table:style-name="Section_other">
            <text:p>Media File</text:p>
          </table:table-cell>
        </table:table-row>
        <table:table-row>
          <table:table-cell>
            <text:p>E0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>
            <text:p>E00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>
            <text:p>E00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>
            <text:p>E00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>
            <text:p>E00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ropdown Values">
        <table:table-row>
          <table:table-cell table:style-name="HeaderStyle">
            <text:p>LIGHT: Pattern</text:p>
          </table:table-cell>
          <table:table-cell table:style-name="HeaderStyle">
            <text:p>MEDIUM: Turbidity</text:p>
          </table:table-cell>
          <table:table-cell table:style-name="HeaderStyle">
            <text:p>MEDIUM: Aggregation</text:p>
          </table:table-cell>
          <table:table-cell table:style-name="HeaderStyle">
            <text:p>MEDIUM: Density</text:p>
          </table:table-cell>
          <table:table-cell table:style-name="HeaderStyle">
            <text:p>MEDIUM: Activity</text:p>
          </table:table-cell>
          <table:table-cell table:style-name="HeaderStyle">
            <text:p>Response Type</text:p>
          </table:table-cell>
          <table:table-cell table:style-name="HeaderStyle">
            <text:p>Response Strength</text:p>
          </table:table-cell>
          <table:table-cell table:style-name="HeaderStyle">
            <text:p>Microscope</text:p>
          </table:table-cell>
        </table:table-row>
        <table:table-row>
          <table:table-cell>
            <text:p>white</text:p>
          </table:table-cell>
          <table:table-cell>
            <text:p>clear</text:p>
          </table:table-cell>
          <table:table-cell>
            <text:p>none</text:p>
          </table:table-cell>
          <table:table-cell>
            <text:p>sparse</text:p>
          </table:table-cell>
          <table:table-cell>
            <text:p>inactive</text:p>
          </table:table-cell>
          <table:table-cell>
            <text:p>positive</text:p>
          </table:table-cell>
          <table:table-cell>
            <text:p>none</text:p>
          </table:table-cell>
          <table:table-cell>
            <text:p>Yes</text:p>
          </table:table-cell>
        </table:table-row>
        <table:table-row>
          <table:table-cell>
            <text:p>black</text:p>
          </table:table-cell>
          <table:table-cell>
            <text:p>slightly cloudy</text:p>
          </table:table-cell>
          <table:table-cell>
            <text:p>few lumps</text:p>
          </table:table-cell>
          <table:table-cell>
            <text:p>medium</text:p>
          </table:table-cell>
          <table:table-cell>
            <text:p>low</text:p>
          </table:table-cell>
          <table:table-cell>
            <text:p>negative</text:p>
          </table:table-cell>
          <table:table-cell>
            <text:p>weak</text:p>
          </table:table-cell>
          <table:table-cell>
            <text:p>No</text:p>
          </table:table-cell>
        </table:table-row>
        <table:table-row>
          <table:table-cell>
            <text:p>X-pattern</text:p>
          </table:table-cell>
          <table:table-cell>
            <text:p>cloudy</text:p>
          </table:table-cell>
          <table:table-cell>
            <text:p>many lumps</text:p>
          </table:table-cell>
          <table:table-cell>
            <text:p>dense</text:p>
          </table:table-cell>
          <table:table-cell>
            <text:p>medium</text:p>
          </table:table-cell>
          <table:table-cell>
            <text:p>none</text:p>
          </table:table-cell>
          <table:table-cell>
            <text:p>moderate</text:p>
          </table:table-cell>
          <table:table-cell/>
        </table:table-row>
        <table:table-row>
          <table:table-cell/>
          <table:table-cell>
            <text:p>opaque</text:p>
          </table:table-cell>
          <table:table-cell>
            <text:p>clumped</text:p>
          </table:table-cell>
          <table:table-cell>
            <text:p>very dense</text:p>
          </table:table-cell>
          <table:table-cell>
            <text:p>high</text:p>
          </table:table-cell>
          <table:table-cell>
            <text:p>mixed</text:p>
          </table:table-cell>
          <table:table-cell>
            <text:p>strong</text:p>
          </table:table-cell>
          <table:table-cell/>
        </table:table-row>
        <table:table-row>
          <table:table-cell/>
          <table:table-cell/>
          <table:table-cell/>
          <table:table-cell/>
          <table:table-cell>
            <text:p>very high</text:p>
          </table:table-cell>
          <table:table-cell/>
          <table:table-cell/>
          <table:table-cell/>
        </table:table-row>
      </table:table>
      <table:table table:name="Quick Reference">
        <table:table-row>
          <table:table-cell>
            <text:p>EUGLENA PHOTOTAXIS REFERENCE</text:p>
          </table:table-cell>
          <table:table-cell/>
        </table:table-row>
        <table:table-row>
          <table:table-cell/>
          <table:table-cell/>
        </table:table-row>
        <table:table-row>
          <table:table-cell>
            <text:p>PHOTOTAXIS TYPES:</text:p>
          </table:table-cell>
          <table:table-cell/>
        </table:table-row>
        <table:table-row>
          <table:table-cell>
            <text:p>Positive phototaxis</text:p>
          </table:table-cell>
          <table:table-cell>
            <text:p>Movement TOWARD light source</text:p>
          </table:table-cell>
        </table:table-row>
        <table:table-row>
          <table:table-cell>
            <text:p>Negative phototaxis</text:p>
          </table:table-cell>
          <table:table-cell>
            <text:p>Movement AWAY from light source</text:p>
          </table:table-cell>
        </table:table-row>
        <table:table-row>
          <table:table-cell/>
          <table:table-cell/>
        </table:table-row>
        <table:table-row>
          <table:table-cell>
            <text:p>LIGHT RESPONSES:</text:p>
          </table:table-cell>
          <table:table-cell/>
        </table:table-row>
        <table:table-row>
          <table:table-cell>
            <text:p>Step-up response</text:p>
          </table:table-cell>
          <table:table-cell>
            <text:p>Increased light triggers tumbling/direction change</text:p>
          </table:table-cell>
        </table:table-row>
        <table:table-row>
          <table:table-cell>
            <text:p>Step-down response</text:p>
          </table:table-cell>
          <table:table-cell>
            <text:p>Decreased light triggers tumbling/direction change</text:p>
          </table:table-cell>
        </table:table-row>
        <table:table-row>
          <table:table-cell/>
          <table:table-cell/>
        </table:table-row>
        <table:table-row>
          <table:table-cell>
            <text:p>TYPICAL BEHAVIOR:</text:p>
          </table:table-cell>
          <table:table-cell/>
        </table:table-row>
        <table:table-row>
          <table:table-cell>
            <text:p>Low light</text:p>
          </table:table-cell>
          <table:table-cell>
            <text:p>Positive phototaxis (move toward light)</text:p>
          </table:table-cell>
        </table:table-row>
        <table:table-row>
          <table:table-cell>
            <text:p>High light</text:p>
          </table:table-cell>
          <table:table-cell>
            <text:p>Negative phototaxis (avoid bright light)</text:p>
          </table:table-cell>
        </table:table-row>
        <table:table-row>
          <table:table-cell>
            <text:p>Optimal</text:p>
          </table:table-cell>
          <table:table-cell>
            <text:p>Moderate light for photosynthesis</text:p>
          </table:table-cell>
        </table:table-row>
        <table:table-row>
          <table:table-cell/>
          <table:table-cell/>
        </table:table-row>
        <table:table-row>
          <table:table-cell>
            <text:p>MEDIUM COLOR GUIDE:</text:p>
          </table:table-cell>
          <table:table-cell/>
        </table:table-row>
        <table:table-row>
          <table:table-cell>
            <text:p>Bright green</text:p>
          </table:table-cell>
          <table:table-cell>
            <text:p>Healthy, active culture</text:p>
          </table:table-cell>
        </table:table-row>
        <table:table-row>
          <table:table-cell>
            <text:p>Dark green</text:p>
          </table:table-cell>
          <table:table-cell>
            <text:p>High density, may need dilution</text:p>
          </table:table-cell>
        </table:table-row>
        <table:table-row>
          <table:table-cell>
            <text:p>Yellow-green</text:p>
          </table:table-cell>
          <table:table-cell>
            <text:p>Stressed or aging culture</text:p>
          </table:table-cell>
        </table:table-row>
        <table:table-row>
          <table:table-cell>
            <text:p>Brown/olive</text:p>
          </table:table-cell>
          <table:table-cell>
            <text:p>Old culture, possible contamination</text:p>
          </table:table-cell>
        </table:table-row>
        <table:table-row>
          <table:table-cell>
            <text:p>Clear</text:p>
          </table:table-cell>
          <table:table-cell>
            <text:p>Very low density or dead culture</text:p>
          </table:table-cell>
        </table:table-row>
        <table:table-row>
          <table:table-cell/>
          <table:table-cell/>
        </table:table-row>
        <table:table-row>
          <table:table-cell>
            <text:p>RESPONSE TIMING:</text:p>
          </table:table-cell>
          <table:table-cell/>
        </table:table-row>
        <table:table-row>
          <table:table-cell>
            <text:p>Immediate</text:p>
          </table:table-cell>
          <table:table-cell>
            <text:p>&lt; 5 seconds</text:p>
          </table:table-cell>
        </table:table-row>
        <table:table-row>
          <table:table-cell>
            <text:p>Fast</text:p>
          </table:table-cell>
          <table:table-cell>
            <text:p>5-30 seconds</text:p>
          </table:table-cell>
        </table:table-row>
        <table:table-row>
          <table:table-cell>
            <text:p>Slow</text:p>
          </table:table-cell>
          <table:table-cell>
            <text:p>30-120 seconds</text:p>
          </table:table-cell>
        </table:table-row>
        <table:table-row>
          <table:table-cell>
            <text:p>Delayed</text:p>
          </table:table-cell>
          <table:table-cell>
            <text:p>&gt; 120 seconds</text:p>
          </table:table-cell>
        </table:table-row>
        <table:table-row>
          <table:table-cell/>
          <table:table-cell/>
        </table:table-row>
        <table:table-row>
          <table:table-cell>
            <text:p>EXPERIMENTAL TIPS:</text:p>
          </table:table-cell>
          <table:table-cell/>
        </table:table-row>
        <table:table-row>
          <table:table-cell>
            <text:p>Dark adaptation</text:p>
          </table:table-cell>
          <table:table-cell>
            <text:p>Keep in dark 30+ min before light tests</text:p>
          </table:table-cell>
        </table:table-row>
        <table:table-row>
          <table:table-cell>
            <text:p>Temperature</text:p>
          </table:table-cell>
          <table:table-cell>
            <text:p>Optimal 20-25°C</text:p>
          </table:table-cell>
        </table:table-row>
        <table:table-row>
          <table:table-cell>
            <text:p>Medium</text:p>
          </table:table-cell>
          <table:table-cell>
            <text:p>Replace weekly for best results</text:p>
          </table:table-cell>
        </table:table-row>
        <table:table-row>
          <table:table-cell>
            <text:p>Density</text:p>
          </table:table-cell>
          <table:table-cell>
            <text:p>Dilute if too dense (can't see individuals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